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83721" officeooo:paragraph-rsid="00217e1f"/>
    </style:style>
    <style:style style:name="P2" style:family="paragraph" style:parent-style-name="Preformatted_20_Text">
      <style:text-properties officeooo:paragraph-rsid="00217e1f"/>
    </style:style>
    <style:style style:name="P3" style:family="paragraph" style:parent-style-name="Preformatted_20_Text">
      <style:text-properties officeooo:rsid="0029a081" officeooo:paragraph-rsid="0021d96f"/>
    </style:style>
    <style:style style:name="P4" style:family="paragraph" style:parent-style-name="Preformatted_20_Text" style:list-style-name="L4"/>
    <style:style style:name="P5" style:family="paragraph" style:parent-style-name="Preformatted_20_Text" style:list-style-name="L12"/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17e1f"/>
    </style:style>
    <style:style style:name="P8" style:family="paragraph" style:parent-style-name="Preformatted_20_Text" style:list-style-name="L2">
      <style:paragraph-properties fo:margin-top="0in" fo:margin-bottom="0.1965in" loext:contextual-spacing="false"/>
    </style:style>
    <style:style style:name="P9" style:family="paragraph" style:parent-style-name="Preformatted_20_Text" style:list-style-name="L8">
      <style:paragraph-properties fo:margin-top="0in" fo:margin-bottom="0.1965in" loext:contextual-spacing="false"/>
    </style:style>
    <style:style style:name="P10" style:family="paragraph" style:parent-style-name="Preformatted_20_Text" style:list-style-name="L18">
      <style:paragraph-properties fo:margin-top="0in" fo:margin-bottom="0.1965in" loext:contextual-spacing="false"/>
    </style:style>
    <style:style style:name="P11" style:family="paragraph" style:parent-style-name="Preformatted_20_Text" style:list-style-name="L21">
      <style:paragraph-properties fo:margin-top="0in" fo:margin-bottom="0.1965in" loext:contextual-spacing="false"/>
    </style:style>
    <style:style style:name="P12" style:family="paragraph" style:parent-style-name="Standard">
      <style:text-properties officeooo:paragraph-rsid="0020aa59"/>
    </style:style>
    <style:style style:name="P13" style:family="paragraph" style:parent-style-name="Standard">
      <style:text-properties officeooo:paragraph-rsid="00217e1f"/>
    </style:style>
    <style:style style:name="P14" style:family="paragraph" style:parent-style-name="Standard">
      <style:text-properties officeooo:rsid="00283721" officeooo:paragraph-rsid="00217e1f"/>
    </style:style>
    <style:style style:name="P15" style:family="paragraph" style:parent-style-name="Standard">
      <style:text-properties officeooo:rsid="0029a081" officeooo:paragraph-rsid="00217e1f"/>
    </style:style>
    <style:style style:name="P16" style:family="paragraph" style:parent-style-name="Standard">
      <style:text-properties officeooo:rsid="0029a081" officeooo:paragraph-rsid="0021d96f"/>
    </style:style>
    <style:style style:name="P17" style:family="paragraph" style:parent-style-name="Standard">
      <style:text-properties officeooo:rsid="00217e1f" officeooo:paragraph-rsid="00217e1f"/>
    </style:style>
    <style:style style:name="P18" style:family="paragraph" style:parent-style-name="Standard">
      <style:text-properties officeooo:paragraph-rsid="0026431b"/>
    </style:style>
    <style:style style:name="P19" style:family="paragraph" style:parent-style-name="Standard">
      <style:paragraph-properties fo:margin-top="0in" fo:margin-bottom="0.1965in" loext:contextual-spacing="false"/>
    </style:style>
    <style:style style:name="P20" style:family="paragraph" style:parent-style-name="Text_20_body" style:list-style-name="L1">
      <style:text-properties officeooo:paragraph-rsid="000f2fcc"/>
    </style:style>
    <style:style style:name="P21" style:family="paragraph" style:parent-style-name="Text_20_body" style:list-style-name="L1">
      <style:text-properties officeooo:paragraph-rsid="000f48ef"/>
    </style:style>
    <style:style style:name="P22" style:family="paragraph" style:parent-style-name="Text_20_body" style:list-style-name="L1">
      <style:text-properties officeooo:paragraph-rsid="00136a54"/>
    </style:style>
    <style:style style:name="P23" style:family="paragraph" style:parent-style-name="Text_20_body" style:list-style-name="L1">
      <style:text-properties officeooo:paragraph-rsid="001c5185"/>
    </style:style>
    <style:style style:name="P24" style:family="paragraph" style:parent-style-name="Text_20_body" style:list-style-name="L1">
      <style:text-properties officeooo:rsid="000f48ef" officeooo:paragraph-rsid="000f48ef"/>
    </style:style>
    <style:style style:name="P25" style:family="paragraph" style:parent-style-name="Text_20_body" style:list-style-name="L1">
      <style:text-properties officeooo:rsid="0010e79b" officeooo:paragraph-rsid="0010e79b"/>
    </style:style>
    <style:style style:name="P26" style:family="paragraph" style:parent-style-name="Text_20_body">
      <style:text-properties officeooo:paragraph-rsid="000f2fcc"/>
    </style:style>
    <style:style style:name="P27" style:family="paragraph" style:parent-style-name="Text_20_body">
      <style:text-properties officeooo:paragraph-rsid="00136a54"/>
    </style:style>
    <style:style style:name="P28" style:family="paragraph" style:parent-style-name="Text_20_body">
      <style:text-properties officeooo:rsid="00173478" officeooo:paragraph-rsid="00173478"/>
    </style:style>
    <style:style style:name="P29" style:family="paragraph" style:parent-style-name="Text_20_body">
      <style:text-properties officeooo:paragraph-rsid="001a09b5"/>
    </style:style>
    <style:style style:name="P30" style:family="paragraph" style:parent-style-name="Text_20_body">
      <style:text-properties officeooo:paragraph-rsid="001c5185"/>
    </style:style>
    <style:style style:name="P31" style:family="paragraph" style:parent-style-name="Text_20_body">
      <style:text-properties officeooo:paragraph-rsid="0020aa59"/>
    </style:style>
    <style:style style:name="P32" style:family="paragraph" style:parent-style-name="Text_20_body">
      <style:text-properties officeooo:paragraph-rsid="00217e1f"/>
    </style:style>
    <style:style style:name="P33" style:family="paragraph" style:parent-style-name="Text_20_body">
      <style:text-properties officeooo:paragraph-rsid="0023a583"/>
    </style:style>
    <style:style style:name="P34" style:family="paragraph" style:parent-style-name="Text_20_body">
      <style:text-properties officeooo:paragraph-rsid="00250f13"/>
    </style:style>
    <style:style style:name="P35" style:family="paragraph" style:parent-style-name="Text_20_body">
      <style:text-properties officeooo:paragraph-rsid="0026431b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5"/>
    <style:style style:name="P39" style:family="paragraph" style:parent-style-name="Text_20_body" style:list-style-name="L6"/>
    <style:style style:name="P40" style:family="paragraph" style:parent-style-name="Text_20_body" style:list-style-name="L7"/>
    <style:style style:name="P41" style:family="paragraph" style:parent-style-name="Text_20_body" style:list-style-name="L9"/>
    <style:style style:name="P42" style:family="paragraph" style:parent-style-name="Text_20_body" style:list-style-name="L10"/>
    <style:style style:name="P43" style:family="paragraph" style:parent-style-name="Text_20_body" style:list-style-name="L11"/>
    <style:style style:name="P44" style:family="paragraph" style:parent-style-name="Text_20_body" style:list-style-name="L13"/>
    <style:style style:name="P45" style:family="paragraph" style:parent-style-name="Text_20_body" style:list-style-name="L14"/>
    <style:style style:name="P46" style:family="paragraph" style:parent-style-name="Text_20_body" style:list-style-name="L15"/>
    <style:style style:name="P47" style:family="paragraph" style:parent-style-name="Text_20_body" style:list-style-name="L16"/>
    <style:style style:name="P48" style:family="paragraph" style:parent-style-name="Text_20_body" style:list-style-name="L17"/>
    <style:style style:name="P49" style:family="paragraph" style:parent-style-name="Text_20_body" style:list-style-name="L19"/>
    <style:style style:name="P50" style:family="paragraph" style:parent-style-name="Text_20_body" style:list-style-name="L20"/>
    <style:style style:name="P51" style:family="paragraph" style:parent-style-name="Text_20_body" style:list-style-name="L21"/>
    <style:style style:name="P52" style:family="paragraph" style:parent-style-name="Text_20_body" style:list-style-name="L2">
      <style:paragraph-properties fo:margin-top="0in" fo:margin-bottom="0in" loext:contextual-spacing="false"/>
    </style:style>
    <style:style style:name="P53" style:family="paragraph" style:parent-style-name="Text_20_body" style:list-style-name="L21">
      <style:paragraph-properties fo:margin-top="0in" fo:margin-bottom="0in" loext:contextual-spacing="false"/>
    </style:style>
    <style:style style:name="T1" style:family="text">
      <style:text-properties officeooo:rsid="000e8445"/>
    </style:style>
    <style:style style:name="T2" style:family="text">
      <style:text-properties officeooo:rsid="0010e79b"/>
    </style:style>
    <style:style style:name="T3" style:family="text">
      <style:text-properties officeooo:rsid="001142fe"/>
    </style:style>
    <style:style style:name="T4" style:family="text">
      <style:text-properties officeooo:rsid="0012dafa"/>
    </style:style>
    <style:style style:name="T5" style:family="text">
      <style:text-properties style:font-name="Liberation Mono" fo:font-size="10pt" officeooo:rsid="0012dafa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17e1f" style:font-name-asian="Noto Sans Mono CJK SC" style:font-size-asian="10pt" style:font-name-complex="Liberation Mono" style:font-size-complex="10pt"/>
    </style:style>
    <style:style style:name="T7" style:family="text">
      <style:text-properties officeooo:rsid="00136a54"/>
    </style:style>
    <style:style style:name="T8" style:family="text">
      <style:text-properties officeooo:rsid="00153b06"/>
    </style:style>
    <style:style style:name="T9" style:family="text">
      <style:text-properties officeooo:rsid="00173478"/>
    </style:style>
    <style:style style:name="T10" style:family="text">
      <style:text-properties officeooo:rsid="001a09b5"/>
    </style:style>
    <style:style style:name="T11" style:family="text">
      <style:text-properties officeooo:rsid="001c5185"/>
    </style:style>
    <style:style style:name="T12" style:family="text">
      <style:text-properties officeooo:rsid="00178f80"/>
    </style:style>
    <style:style style:name="T13" style:family="text">
      <style:text-properties officeooo:rsid="00236274" fo:background-color="#ffff00" loext:char-shading-value="0"/>
    </style:style>
    <style:style style:name="T14" style:family="text">
      <style:text-properties officeooo:rsid="001c5185" fo:background-color="#ffff00" loext:char-shading-value="0"/>
    </style:style>
    <style:style style:name="T15" style:family="text">
      <style:text-properties officeooo:rsid="0020aa59" fo:background-color="#ffff00" loext:char-shading-value="0"/>
    </style:style>
    <style:style style:name="T16" style:family="text">
      <style:text-properties officeooo:rsid="0023a583" fo:background-color="#ffff00" loext:char-shading-value="0"/>
    </style:style>
    <style:style style:name="T17" style:family="text">
      <style:text-properties officeooo:rsid="001c5185" fo:background-color="transparent" loext:char-shading-value="0"/>
    </style:style>
    <style:style style:name="T18" style:family="text">
      <style:text-properties officeooo:rsid="00217e1f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9a081" fo:background-color="transparent" loext:char-shading-value="0"/>
    </style:style>
    <style:style style:name="T21" style:family="text">
      <style:text-properties officeooo:rsid="002a4cdf" fo:background-color="transparent" loext:char-shading-value="0"/>
    </style:style>
    <style:style style:name="T22" style:family="text">
      <style:text-properties officeooo:rsid="0021d96f" fo:background-color="transparent" loext:char-shading-value="0"/>
    </style:style>
    <style:style style:name="T23" style:family="text">
      <style:text-properties officeooo:rsid="00250f13" fo:background-color="transparent" loext:char-shading-value="0"/>
    </style:style>
    <style:style style:name="T24" style:family="text">
      <style:text-properties officeooo:rsid="00250f24" fo:background-color="transparent" loext:char-shading-value="0"/>
    </style:style>
    <style:style style:name="T25" style:family="text">
      <style:text-properties officeooo:rsid="0026431b" fo:background-color="transparent" loext:char-shading-value="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c5185" fo:background-color="transparent" loext:char-shading-value="0" style:font-weight-asian="bold" style:font-weight-complex="bold"/>
    </style:style>
    <style:style style:name="T28" style:family="text">
      <style:text-properties officeooo:rsid="0020aa59"/>
    </style:style>
    <style:style style:name="T29" style:family="text">
      <style:text-properties officeooo:rsid="00217e1f"/>
    </style:style>
    <style:style style:name="T30" style:family="text">
      <style:text-properties fo:color="#000000" style:text-line-through-style="none" style:text-line-through-type="none" style:font-name="Droid Sans Mono" fo:font-size="13pt" fo:font-weight="normal" officeooo:rsid="002d446b" fo:background-color="transparent" loext:char-shading-value="0" style:font-size-asian="13pt" style:font-size-complex="13pt"/>
    </style:style>
    <style:style style:name="T31" style:family="text">
      <style:text-properties fo:color="#000000" style:text-line-through-style="none" style:text-line-through-type="none" style:font-name="Droid Sans Mono" fo:font-size="13pt" fo:font-weight="normal" officeooo:rsid="0021d96f" fo:background-color="transparent" loext:char-shading-value="0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1. Manual VM Setup with Debian 12</text:span></text:p>
      <text:list xml:id="list669496092" text:style-name="L1">
        <text:list-item>
          <text:p text:style-name="P20"><text:span text:style-name="Strong_20_Emphasis">Download Debian 12 ISO:</text:span> (<text:a xlink:type="simple" xlink:href="https://www.debian.org/" office:target-frame-name="_new" xlink:show="replace" text:style-name="Internet_20_link" text:visited-style-name="Visited_20_Internet_20_Link">https://www.debian.org/</text:a>) </text:p>
        </text:list-item>
        <text:list-item>
          <text:p text:style-name="P20"><text:span text:style-name="Strong_20_Emphasis"><text:span text:style-name="T8">Download </text:span></text:span><text:span text:style-name="Strong_20_Emphasis">VirtualBox:</text:span> <text:a xlink:type="simple" xlink:href="https://www.virtualbox.org/" text:style-name="Internet_20_link" text:visited-style-name="Visited_20_Internet_20_Link">https://www.virtualbox.org/</text:a> <text:span text:style-name="T8">and s</text:span>udo apt install virtualbox</text:p>
        </text:list-item>
        <text:list-item>
          <text:p text:style-name="P21"><text:span text:style-name="T8">launch virtualbox, and </text:span>create a new <text:span text:style-name="T1">Linux Debian (64-bit) VM</text:span> called Debian_12. </text:p>
          <text:p text:style-name="P21">Allocate memory of the machine with default settings (1<text:span text:style-name="T1">GB RAM and 8GB Storage)</text:span></text:p>
        </text:list-item>
        <text:list-item>
          <text:p text:style-name="P24">install debian OS onto your newly created VM <text:span text:style-name="T8">from the downloaded debian.iso</text:span></text:p>
        </text:list-item>
      </text:list>
      <text:p text:style-name="P28">ensure that the new VM can be accessed into from host machine with ssh</text:p>
      <text:p text:style-name="P28">https://dev.to/developertharun/easy-way-to-ssh-into-virtualbox-machine-any-os-just-x-steps-5d9i</text:p>
      <text:list xml:id="list3754903668436" text:continue-numbering="true" text:style-name="L1">
        <text:list-item>
          <text:p text:style-name="P25">turn off your newly created VM and change the network settings by adding an adapter and a port forwarding rule </text:p>
        </text:list-item>
        <text:list-item>
          <text:p text:style-name="P22"><text:span text:style-name="T4">in GRUB, start virtualbox machine in recovery mode to login as root and </text:span><text:span text:style-name="Source_20_Text"><text:span text:style-name="T3">adduser </text:span></text:span><text:span text:style-name="Source_20_Text"><text:span text:style-name="T5">pimwipa</text:span></text:span><text:span text:style-name="Source_20_Text"><text:span text:style-name="T3"> sudo </text:span></text:span><text:span text:style-name="Source_20_Text"><text:span text:style-name="T7">s</text:span></text:span><text:span text:style-name="T4">o that pimwipa can do sudo, </text:span><text:span text:style-name="T7">exit root machine</text:span></text:p>
        </text:list-item>
        <text:list-item>
          <text:p text:style-name="P22"><text:span text:style-name="T7">then, turn on virtualbox again in normal mode (debian) as </text:span><text:a xlink:type="simple" xlink:href="mailto:pimwipa@debian" text:style-name="Internet_20_link" text:visited-style-name="Visited_20_Internet_20_Link"><text:span text:style-name="T7">pimwipa@debian</text:span></text:a><text:span text:style-name="T7">: </text:span><text:span text:style-name="T9">install ssh server on the VM --&gt;</text:span><text:span text:style-name="T3"> sudo apt update </text:span><text:span text:style-name="T7">and </text:span><text:span text:style-name="T3">sudo apt install </text:span><text:span text:style-name="T7">open</text:span><text:span text:style-name="T3">ssh-server</text:span></text:p>
        </text:list-item>
        <text:list-item>
          <text:p text:style-name="P23"><text:span text:style-name="Source_20_Text"><text:span text:style-name="T7">now, back to the host machine </text:span></text:span><text:span text:style-name="Source_20_Text"><text:span text:style-name="T12">ssh-copy-id </text:span></text:span><text:a xlink:type="simple" xlink:href="mailto:pimwipa@localhost" text:style-name="Internet_20_link" text:visited-style-name="Visited_20_Internet_20_Link"><text:span text:style-name="Source_20_Text"><text:span text:style-name="T12">pimwipa@localhost</text:span></text:span></text:a></text:p>
          <text:p text:style-name="P23"><text:span text:style-name="Source_20_Text"><text:span text:style-name="T11">or copy .ssh/key.pub (all of the key.pubs) and put in VM .ssh/authorized_keys and </text:span></text:span><text:span text:style-name="Source_20_Text"><text:span text:style-name="T2">ssh -p 3022 </text:span></text:span><text:a xlink:type="simple" xlink:href="mailto:pimwipa@127.0.0.1" text:style-name="Internet_20_link" text:visited-style-name="Visited_20_Internet_20_Link"><text:span text:style-name="Source_20_Text"><text:span text:style-name="T7">pimwipa</text:span></text:span></text:a><text:a xlink:type="simple" xlink:href="mailto:pimwipa@127.0.0.1" text:style-name="Internet_20_link" text:visited-style-name="Visited_20_Internet_20_Link"><text:span text:style-name="Source_20_Text"><text:span text:style-name="T2">@127.0.0.1</text:span></text:span></text:a></text:p>
        </text:list-item>
      </text:list>
      <text:p text:style-name="P29"><text:span text:style-name="Source_20_Text"/></text:p>
      <text:p text:style-name="P29"><text:span text:style-name="Source_20_Text"><text:span text:style-name="T10">I completed setting up the debian 12 VM and able to ssh into it without a password</text:span></text:span></text:p>
      <text:p text:style-name="P29"><text:span text:style-name="Source_20_Text">----</text:span></text:p>
      <text:p text:style-name="P29"><text:span text:style-name="Source_20_Text"><text:span text:style-name="T10">in etc/ansible/host</text:span></text:span></text:p>
      <text:p text:style-name="P29"><text:span text:style-name="Source_20_Text">debian.synapse.com ansible_ssh_port=3022 ansible_host=localhost ansible_user=pimwipa</text:span></text:p>
      <text:p text:style-name="P29"><text:span text:style-name="Source_20_Text">----</text:span></text:p>
      <text:p text:style-name="P29"><text:span text:style-name="Source_20_Text"><text:span text:style-name="T10">in .ssh/config</text:span></text:span></text:p>
      <text:p text:style-name="P29"><text:span text:style-name="Source_20_Text">Host localhost</text:span></text:p>
      <text:p text:style-name="P29"><text:span text:style-name="Source_20_Text"><text:s text:c="4"/>Port 3022</text:span></text:p>
      <text:p text:style-name="P29"><text:span text:style-name="Source_20_Text"><text:s text:c="4"/>User pimwipa</text:span></text:p>
      <text:p text:style-name="P29"><text:span text:style-name="Source_20_Text"/></text:p>
      <text:p text:style-name="P27"><text:span text:style-name="Source_20_Text"><text:span text:style-name="T10">2.</text:span></text:span><text:span text:style-name="Source_20_Text"><text:span text:style-name="T26">NGINX Web Server Installation and Configuration</text:span></text:span></text:p>
      <text:p text:style-name="P27"><text:span text:style-name="Source_20_Text"/></text:p>
      <text:p text:style-name="P30"><text:span text:style-name="Source_20_Text"><text:span text:style-name="T11">1. in Synapsecom/ write the playbook install.yml</text:span></text:span></text:p>
      <text:p text:style-name="P30"><text:span text:style-name="Source_20_Text"><text:span text:style-name="T11">2. run playbook </text:span></text:span><text:span text:style-name="Source_20_Text"><text:span text:style-name="T13">ansible-playbook -K -vvvv install.yml</text:span></text:span></text:p>
      <text:p text:style-name="P30"><text:soft-page-break/><text:span text:style-name="Source_20_Text"><text:span text:style-name="T17">when prompted for BECOME password:, input your local password</text:span></text:span></text:p>
      <text:p text:style-name="P32"><text:span text:style-name="Source_20_Text"><text:span text:style-name="T18">3. in debian, Apache is the default webserver. To ensure that Nginx is in used instead of Apache, go to var/www/html in the VM and rename index.nginx-debian.html to be index.html</text:span></text:span></text:p>
      <text:p text:style-name="P14"><text:span text:style-name="Source_20_Text"><text:span text:style-name="T18">4. </text:span></text:span><text:span text:style-name="Source_20_Text"><text:span text:style-name="T19">sudo lsof -i :80 </text:span></text:span><text:span text:style-name="Source_20_Text"><text:span text:style-name="T18">should now show nginx</text:span></text:span></text:p>
      <text:p text:style-name="P14"><text:span text:style-name="Source_20_Text"><text:span text:style-name="T18">5. clear cache from the browser</text:span></text:span></text:p>
      <text:p text:style-name="P14"><text:span text:style-name="Source_20_Text"><text:span text:style-name="T18"/></text:span></text:p>
      <text:p text:style-name="P30"><text:span text:style-name="Source_20_Text"><text:span text:style-name="T18">6</text:span></text:span><text:span text:style-name="Source_20_Text"><text:span text:style-name="T17">. curl localhost or go to browser’s url box and input localhost, and you should get to welcome to nginx! Page</text:span></text:span></text:p>
      <text:p text:style-name="P30"><text:span text:style-name="Source_20_Text"><text:span text:style-name="T17"/></text:span></text:p>
      <text:p text:style-name="P17"><text:span text:style-name="T19">7. </text:span><text:span text:style-name="T20">config so that nginx can serve static website and accessible from host machine</text:span></text:p>
      <text:p text:style-name="P15"><text:span text:style-name="T19">in etc/nginx/sites-available</text:span></text:p>
      <text:p text:style-name="P13"><text:span text:style-name="T20">sudo touch </text:span><text:span text:style-name="T18">example-site</text:span></text:p>
      <text:p text:style-name="P15"><text:span text:style-name="T19"/></text:p>
      <text:p text:style-name="P15"><text:span text:style-name="T19">in that file, paste </text:span><text:span text:style-name="T22">your configuration, for example;</text:span></text:p>
      <text:p text:style-name="P14"><text:span text:style-name="T19"/></text:p>
      <text:p text:style-name="P1"><text:span text:style-name="Source_20_Text"><text:span text:style-name="T19">server {</text:span></text:span></text:p>
      <text:p text:style-name="P2"><text:span text:style-name="Source_20_Text"><text:s text:c="4"/>listen 80;</text:span></text:p>
      <text:p text:style-name="P2"><text:span text:style-name="Source_20_Text"><text:s text:c="4"/>server_name </text:span><text:span text:style-name="Source_20_Text"><text:span text:style-name="T29">e</text:span></text:span><text:span text:style-name="Source_20_Text"><text:span text:style-name="T6">xample.</text:span></text:span><text:span text:style-name="Source_20_Text">com www.</text:span><text:span text:style-name="Source_20_Text"><text:span text:style-name="T29">example</text:span></text:span><text:span text:style-name="Source_20_Text">.com;</text:span></text:p>
      <text:p text:style-name="P2"/>
      <text:p text:style-name="P2"><text:span text:style-name="Source_20_Text"><text:s text:c="4"/>location / {</text:span></text:p>
      <text:p text:style-name="P2"><text:span text:style-name="Source_20_Text"><text:s text:c="8"/>root /var/www/html;</text:span></text:p>
      <text:p text:style-name="P2"><text:span text:style-name="Source_20_Text"><text:s text:c="8"/>index index.html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# Additional NGINX configurations...</text:span></text:p>
      <text:p text:style-name="P7"><text:span text:style-name="Source_20_Text">}</text:span></text:p>
      <text:p text:style-name="P15"><text:span text:style-name="T18">8. </text:span><text:span text:style-name="T19">then create symlink to this file from etc/nginx/sites-enabled</text:span></text:p>
      <text:p text:style-name="P15"><text:span text:style-name="T19">ln -</text:span><text:span text:style-name="T18">s ../sites available/example site</text:span></text:p>
      <text:p text:style-name="P15"><text:span text:style-name="T19"/></text:p>
      <text:p text:style-name="P15"><text:span text:style-name="T19">then</text:span></text:p>
      <text:p text:style-name="P15"><text:span text:style-name="Source_20_Text"><text:span text:style-name="T22">9. </text:span></text:span><text:span text:style-name="Source_20_Text"><text:span text:style-name="T19">sudo nginx -t <text:s/>to </text:span></text:span><text:span text:style-name="Source_20_Text"><text:span text:style-name="T22">test</text:span></text:span><text:span text:style-name="Source_20_Text"><text:span text:style-name="T19"> if everything s alright</text:span></text:span></text:p>
      <text:p text:style-name="P15"><text:span text:style-name="Source_20_Text"><text:span text:style-name="T20"/></text:span></text:p>
      <text:p text:style-name="P3"><text:span text:style-name="Source_20_Text"><text:span text:style-name="T22">10. </text:span></text:span><text:span text:style-name="Source_20_Text"><text:span text:style-name="T21">sudo service nginx reload</text:span></text:span></text:p>
      <text:p text:style-name="P30"><text:span text:style-name="Source_20_Text"><text:span text:style-name="T17"/></text:span></text:p>
      <text:p text:style-name="P30"><text:span text:style-name="Source_20_Text"><text:span text:style-name="T17">3. </text:span></text:span><text:span text:style-name="Source_20_Text"><text:span text:style-name="T27">MySQL Database Server Setup</text:span></text:span></text:p>
      <text:p text:style-name="P12"><text:span text:style-name="Source_20_Text"><text:span text:style-name="T28">1</text:span></text:span><text:span text:style-name="Source_20_Text"><text:span text:style-name="T11">. in Synapsecom/ write the playbook </text:span></text:span><text:span text:style-name="Source_20_Text"><text:span text:style-name="T28">db</text:span></text:span><text:span text:style-name="Source_20_Text"><text:span text:style-name="T11">.yml</text:span></text:span></text:p>
      <text:p text:style-name="P12"><text:span text:style-name="Source_20_Text"><text:span text:style-name="T28">2. create .</text:span></text:span><text:span text:style-name="Source_20_Text"><text:span text:style-name="T29">vaultpass</text:span></text:span><text:span text:style-name="Source_20_Text"><text:span text:style-name="T28"> file. Inside, put the credentials db_name, db_user, and db_password</text:span></text:span></text:p>
      <text:p text:style-name="P12"><text:span text:style-name="Source_20_Text"/></text:p>
      <text:p text:style-name="P16"><text:span text:style-name="Source_20_Text"><text:span text:style-name="T31">3. in</text:span></text:span><text:span text:style-name="Source_20_Text"><text:span text:style-name="T30"> etc/mysql/conf.d/mysql.cnf, </text:span></text:span><text:span text:style-name="Source_20_Text"><text:span text:style-name="T31">add</text:span></text:span></text:p>
      <text:p text:style-name="P16"><text:span text:style-name="Source_20_Text"><text:span text:style-name="T30">[mysqld]</text:span></text:span></text:p>
      <text:p text:style-name="P16"><text:span text:style-name="Source_20_Text"><text:span text:style-name="T30">bind-address = 127.0.0.1</text:span></text:span></text:p>
      <text:p text:style-name="P16"><text:span text:style-name="Source_20_Text"><text:span text:style-name="T30"/></text:span></text:p>
      <text:p text:style-name="P31"><text:span text:style-name="Source_20_Text"><text:span text:style-name="T22">4</text:span></text:span><text:span text:style-name="Source_20_Text"><text:span text:style-name="T17">. run playbook </text:span></text:span><text:span text:style-name="Source_20_Text"><text:span text:style-name="T13">ansible-playbook -K -vvvv </text:span></text:span><text:span text:style-name="Source_20_Text"><text:span text:style-name="T15">db</text:span></text:span><text:span text:style-name="Source_20_Text"><text:span text:style-name="T13">.yml</text:span></text:span></text:p>
      <text:p text:style-name="P33"><text:span text:style-name="Source_20_Text"><text:span text:style-name="T16">5. have to login as root mysql -u root -p and create new user, logout and login again with new user? Or just create new user WordPress</text:span></text:span></text:p>
      <text:p text:style-name="P31"><text:soft-page-break/><text:span text:style-name="Source_20_Text"><text:span text:style-name="T13"/></text:span></text:p>
      <text:p text:style-name="P34"><text:span text:style-name="Source_20_Text"><text:span text:style-name="T23"/></text:span></text:p>
      <text:p text:style-name="P27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23:14:37.830558862</meta:creation-date>
    <dc:date>2023-12-01T00:37:53.077537526</dc:date>
    <meta:editing-duration>P6DT11H52M11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448" meta:character-count="2934" meta:non-whitespace-character-count="2503"/>
  </office:meta>
</office:document-meta>
</file>